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6a3" officeooo:paragraph-rsid="0011a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-m :=simple_char_driver.o</text:p>
      <text:p text:style-name="P1"/>
      <text:p text:style-name="P1"/>
      <text:p text:style-name="P1">all:</text:p>
      <text:p text:style-name="P1"><text:tab/>make -C /lib/modules/$(shell uname -r)/build M=$(PWD) modules </text:p>
      <text:p text:style-name="P1"><text:tab/>gcc simple_char_test.c -o simple_char_test</text:p>
      <text:p text:style-name="P1"/>
      <text:p text:style-name="P1">clean:</text:p>
      <text:p text:style-name="P1"><text:tab/>make -C /lib/modules/$(shell uname -r)/build M=$(PWD) c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4:34:15.841056497</meta:creation-date>
    <dc:date>2019-09-30T14:34:26.796825644</dc:date>
    <meta:editing-duration>PT11S</meta:editing-duration>
    <meta:editing-cycles>1</meta:editing-cycles>
    <meta:document-statistic meta:table-count="0" meta:image-count="0" meta:object-count="0" meta:page-count="1" meta:paragraph-count="6" meta:word-count="22" meta:character-count="204" meta:non-whitespace-character-count="184"/>
    <meta:generator>LibreOffice/5.1.6.2$Linux_x86 LibreOffice_project/10m0$Build-2</meta:generator>
  </office:meta>
</office:document-meta>
</file>